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e2900" officeooo:paragraph-rsid="001e2900" style:font-size-asian="88pt" style:font-size-complex="88pt"/>
    </style:style>
    <style:style style:name="P2" style:family="paragraph" style:parent-style-name="Standard">
      <style:paragraph-properties fo:text-align="center" style:justify-single-word="false"/>
      <style:text-properties fo:color="#808080" fo:font-size="22pt" officeooo:rsid="001e2900" officeooo:paragraph-rsid="001e2900" style:font-size-asian="22pt" style:font-size-complex="22pt"/>
    </style:style>
    <style:style style:name="P3" style:family="paragraph" style:parent-style-name="Standard">
      <style:paragraph-properties fo:text-align="center" style:justify-single-word="false"/>
      <style:text-properties fo:color="#000000" fo:font-size="60pt" officeooo:rsid="001e2900" officeooo:paragraph-rsid="001e2900" style:font-size-asian="60pt" style:font-size-complex="60pt"/>
    </style:style>
    <style:style style:name="P4" style:family="paragraph" style:parent-style-name="Standard">
      <style:paragraph-properties fo:text-align="center" style:justify-single-word="false"/>
      <style:text-properties fo:color="#000000" fo:font-size="36pt" fo:font-style="italic" officeooo:rsid="001e2900" officeooo:paragraph-rsid="001e2900" style:font-size-asian="36pt" style:font-style-asian="italic" style:font-size-complex="36pt" style:font-style-complex="italic"/>
    </style:style>
    <style:style style:name="P5" style:family="paragraph" style:parent-style-name="Standard">
      <style:paragraph-properties fo:text-align="center" style:justify-single-word="false"/>
      <style:text-properties fo:color="#000000" fo:font-size="28pt" fo:font-style="italic" officeooo:rsid="001e2900" officeooo:paragraph-rsid="001e2900" style:font-size-asian="28pt" style:font-style-asian="italic" style:font-size-complex="28pt" style:font-style-complex="italic"/>
    </style:style>
    <style:style style:name="P6" style:family="paragraph" style:parent-style-name="Standard">
      <style:paragraph-properties fo:text-align="center" style:justify-single-word="false"/>
      <style:text-properties fo:color="#000000" fo:font-size="24pt" fo:font-style="italic" officeooo:rsid="001ffd1f" officeooo:paragraph-rsid="001ffd1f" style:font-size-asian="24pt" style:font-style-asian="italic" style:font-size-complex="24pt" style:font-style-complex="italic"/>
    </style:style>
    <style:style style:name="P7" style:family="paragraph" style:parent-style-name="Text_20_body">
      <style:text-properties officeooo:rsid="00218727" officeooo:paragraph-rsid="00218727"/>
    </style:style>
    <style:style style:name="P8" style:family="paragraph" style:parent-style-name="Text_20_body">
      <style:text-properties officeooo:rsid="00228333" officeooo:paragraph-rsid="00228333"/>
    </style:style>
    <style:style style:name="P9" style:family="paragraph" style:parent-style-name="Text_20_body">
      <style:text-properties officeooo:rsid="002405eb" officeooo:paragraph-rsid="002405eb"/>
    </style:style>
    <style:style style:name="P10" style:family="paragraph" style:parent-style-name="Text_20_body">
      <style:text-properties officeooo:paragraph-rsid="002c0a5d"/>
    </style:style>
    <style:style style:name="P11" style:family="paragraph" style:parent-style-name="Text_20_body">
      <style:text-properties officeooo:rsid="0032d953" officeooo:paragraph-rsid="0033bc08"/>
    </style:style>
    <style:style style:name="P12" style:family="paragraph" style:parent-style-name="Text_20_body">
      <style:text-properties officeooo:rsid="003c9658" officeooo:paragraph-rsid="003c9658"/>
    </style:style>
    <style:style style:name="P13" style:family="paragraph" style:parent-style-name="Text_20_body">
      <style:text-properties officeooo:rsid="003dc56e" officeooo:paragraph-rsid="003dc56e"/>
    </style:style>
    <style:style style:name="P14" style:family="paragraph" style:parent-style-name="Header">
      <style:text-properties officeooo:rsid="002125bf" officeooo:paragraph-rsid="002125bf"/>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25e19c" officeooo:paragraph-rsid="0025e19c"/>
    </style:style>
    <style:style style:name="P17" style:family="paragraph" style:parent-style-name="Heading_20_1">
      <style:paragraph-properties fo:break-before="page"/>
      <style:text-properties officeooo:rsid="0031ccd7" officeooo:paragraph-rsid="0031ccd7"/>
    </style:style>
    <style:style style:name="P18" style:family="paragraph" style:parent-style-name="Heading_20_2">
      <style:text-properties officeooo:rsid="002c0a5d" officeooo:paragraph-rsid="002c0a5d"/>
    </style:style>
    <style:style style:name="P19" style:family="paragraph" style:parent-style-name="Heading_20_2">
      <style:text-properties officeooo:rsid="0032d953" officeooo:paragraph-rsid="0032d953"/>
    </style:style>
    <style:style style:name="P20" style:family="paragraph" style:parent-style-name="Heading_20_2">
      <style:text-properties officeooo:rsid="00435e10" officeooo:paragraph-rsid="00435e10"/>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style:style>
    <style:style style:name="T4" style:family="text">
      <style:text-properties style:font-name="Times New Roman" officeooo:rsid="0022e1ba"/>
    </style:style>
    <style:style style:name="T5" style:family="text">
      <style:text-properties officeooo:rsid="0026ebcc"/>
    </style:style>
    <style:style style:name="T6" style:family="text">
      <style:text-properties officeooo:rsid="002a2f49"/>
    </style:style>
    <style:style style:name="T7" style:family="text">
      <style:text-properties officeooo:rsid="002c0a5d"/>
    </style:style>
    <style:style style:name="T8" style:family="text">
      <style:text-properties officeooo:rsid="002dbd98"/>
    </style:style>
    <style:style style:name="T9" style:family="text">
      <style:text-properties officeooo:rsid="002ea096"/>
    </style:style>
    <style:style style:name="T10" style:family="text">
      <style:text-properties officeooo:rsid="00335f19"/>
    </style:style>
    <style:style style:name="T11" style:family="text">
      <style:text-properties officeooo:rsid="003ffb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alendrier</text:p>
      <text:p text:style-name="P2">Free and simple Java calendar creation studio</text:p>
      <text:p text:style-name="P2"/>
      <text:p text:style-name="P2"/>
      <text:p text:style-name="P2"/>
      <text:p text:style-name="P2"/>
      <text:p text:style-name="P2"/>
      <text:p text:style-name="P2"/>
      <text:p text:style-name="P2"/>
      <text:p text:style-name="P2"/>
      <text:p text:style-name="P2"/>
      <text:p text:style-name="P3">The documentation</text:p>
      <text:p text:style-name="P4">German edition</text:p>
      <text:p text:style-name="P4"/>
      <text:p text:style-name="P5"/>
      <text:p text:style-name="P5"/>
      <text:p text:style-name="P5"/>
      <text:p text:style-name="P5"/>
      <text:p text:style-name="P5"/>
      <text:p text:style-name="P6"><text:span text:style-name="T2">© 2016 Telegraph Studios</text:span></text:p>
      <text:h text:style-name="P15" text:outline-level="1">Rechtliches</text:h>
      <text:p text:style-name="P7"><text:span text:style-name="T2">Diese Software wurde im Rahmen des Unterrichts im Modul 226B von Manuel Sollberger im Namen von Telegraph Studios Switzerland erstellt. Jede wiederverteilung über Fremdserver ist ausgeschlossen; es ist die aktuellste Version von GitHub zu verwenden.</text:span></text:p>
      <text:p text:style-name="P8"><text:span text:style-name="T2">Es wurden folgende zwei fremde Ressourcen verwendet:</text:span></text:p>
      <text:p text:style-name="P8"><text:span text:style-name="T2">- Apache PDFBox (Open source)</text:span></text:p>
      <text:p text:style-name="P8"><text:span text:style-name="T2">- FileDrop.java (</text:span><text:span text:style-name="T4">Robert Harder; </text:span><text:span text:style-name="T2">Public domain)</text:span></text:p>
      <text:p text:style-name="P8"><text:span text:style-name="T2"/></text:p>
      <text:p text:style-name="P9"><text:span text:style-name="T2">Alle Rechte der übrigen Teile dieser Software mitsamt diesem Dokument liegen bei Manuel Sollberger und Telegraph Studios.</text:span></text:p>
      <text:h text:style-name="P16" text:outline-level="1">Anforderungen</text:h>
      <text:h text:style-name="Heading_20_2" text:outline-level="2">Nicht funktionale Anforderungen</text:h>
      <text:p text:style-name="Text_20_body">- <text:span text:style-name="T5">Das Programm muss einen Kalender mit Bildern erstellen können.</text:span></text:p>
      <text:p text:style-name="Text_20_body">- <text:span text:style-name="T5">Es müssen Templates auswählbar sein.</text:span></text:p>
      <text:p text:style-name="Text_20_body">- <text:span text:style-name="T5">Bilder sollen durch Drag and Drop in den Kalender eingefügt werden können.</text:span></text:p>
      <text:p text:style-name="Text_20_body">- <text:span text:style-name="T6">Das Kalenderdokument muss gespeichert und wieder geladen werden können.</text:span></text:p>
      <text:p text:style-name="Text_20_body">- <text:span text:style-name="T7">Der Kalender muss als PDF-Datei exportiert werden können.</text:span></text:p>
      <text:h text:style-name="P18" text:outline-level="2">Funktionale Anforderungen</text:h>
      <text:p text:style-name="P10">- <text:span text:style-name="T7">Das GUI muss mit Swing entwickelt werden.</text:span></text:p>
      <text:p text:style-name="P10">- <text:span text:style-name="T7">Es soll eine TSMenuBar implementiert werden.</text:span></text:p>
      <text:p text:style-name="P10">- <text:span text:style-name="T8">Für die Datumsberechnungen soll der GregorianCalendar verwendet werden.</text:span></text:p>
      <text:p text:style-name="P10">- <text:span text:style-name="T9">Die Fenster sollen mit dem TelegraphStudiosUIKit erstellt werden.</text:span></text:p>
      <text:h text:style-name="P17" text:outline-level="1">Codeerläuterungen</text:h>
      <text:h text:style-name="P19" text:outline-level="2">Die TSMenuBar-Menüs und deren Einträge</text:h>
      <text:p text:style-name="P11">Die TSMenuBar ist eine Sensation für sich und selbst für mich Neuland (auch wenn ich sie selbst erstellt habe). <text:span text:style-name="T10">In der Anwendung meiner eigenen API bin ich unerfahren – klingt ungewöhnlich, ist aber Fakt.</text:span></text:p>
      <text:p text:style-name="P11"><text:span text:style-name="T10">Das führt zu unschönen Anwendungen, wie in der LeCalMain-Klasse klar ersichtlich wird. Da habe ich doch tatsächlich alle Menüeinträge in der main()-Methode erstellt und dessen Funktionshandler in einer anonymen Innerklasse implementiert. Als wäre dies nicht schon genug kam dann noch der TSMenuItemCondition-Handler hinzu. Dieser ist dazu da zu erkennen, ob ein Eintrag in einem TSMenu aktiv oder inaktiv ist. Als Beispiel gilt da die Speicher- und Exportfunktion. Diese soll selbstverständlich nur aktiv sein, wenn ein Editor im Fokus ist. Es funktioniert zwar, ist jedoch nicht besonders übersichtlich.</text:span></text:p>
      <text:p text:style-name="P12">Da die TSMenuBar-API von Projekt zu Projekt weiterzieht und auch an dieser Stelle weiterentwickelt wird, erwarte ich von, mir dass ich dort eine optimale "Best Practise" erarbeiten kann, bei der die main()-Methode nicht mit solchen Dingen zugemüllt wird.</text:p>
      <text:h text:style-name="P20" text:outline-level="2">Der Fensterfokus der TSWindows</text:h>
      <text:p text:style-name="P13">Ebenfalls mangelhaft umgesetzt wurde die Verwaltung des Fensterfokuses. <text:span text:style-name="T11">Es gibt TSWindows, die als "Utility"-Fenster agieren. Diese sollen, anders als normale TSWindows, nicht fokussierbar sein, sodass es kein Durcheinander mit den "richtigen" Fenstern gibt. Dies wurde ein regelrechtes Gebastel mit den WindowFocusListeners, die sich gegenseitig überschneiden und sich gegenseitig den Fokus wegnehmen. So habe ich doch gleich die eigentlich unschuldige TSMenuBar in diese Geschichte mit einbezogen, die eigentlich nichts damit zu tun haben sollte. Doch selbst diese ist ja ein Fenster, das heisst auch sie ist fokussierbar, was ich mit allen Mitteln zu verhindern wusste, jedoch mit eher hässlichen Metho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21872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25bf" officeooo:paragraph-rsid="002125bf"/>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eCalendrier – The documentation (German edition)<text:tab/><text:span text:style-name="MT1">©</text:span><text:span text:style-name="MT2"> 2016 Telegraph Studio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30S</meta:editing-duration>
    <meta:editing-cycles>40</meta:editing-cycles>
    <meta:generator>LibreOffice/5.0.6.3$Windows_x86 LibreOffice_project/490fc03b25318460cfc54456516ea2519c11d1aa</meta:generator>
    <dc:date>2016-12-23T15:01:52.212000000</dc:date>
    <meta:document-statistic meta:table-count="0" meta:image-count="0" meta:object-count="0" meta:page-count="4" meta:paragraph-count="31" meta:word-count="450" meta:character-count="3158" meta:non-whitespace-character-count="2737"/>
    <meta:user-defined meta:name="Info 1"/>
    <meta:user-defined meta:name="Info 2"/>
    <meta:user-defined meta:name="Info 3"/>
    <meta:user-defined meta:name="Info 4"/>
  </office:meta>
</office:document-meta>
</file>